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2c683" officeooo:paragraph-rsid="0012c683"/>
    </style:style>
    <style:style style:name="P2" style:family="paragraph" style:parent-style-name="Standard">
      <style:text-properties officeooo:rsid="0012c683" officeooo:paragraph-rsid="0014c4b4"/>
    </style:style>
    <style:style style:name="P3" style:family="paragraph" style:parent-style-name="Standard">
      <style:text-properties officeooo:rsid="0014a845" officeooo:paragraph-rsid="0014a845"/>
    </style:style>
    <style:style style:name="P4" style:family="paragraph" style:parent-style-name="Standard">
      <style:text-properties officeooo:rsid="0014c4b4" officeooo:paragraph-rsid="0014c4b4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14c4b4" officeooo:paragraph-rsid="0014c4b4" style:font-size-asian="15pt" style:font-weight-asian="bold" style:font-size-complex="15pt" style:font-weight-complex="bold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Standard">
      <style:text-properties officeooo:rsid="0014a845" officeooo:paragraph-rsid="0014a845"/>
    </style:style>
    <style:style style:name="P8" style:family="paragraph" style:parent-style-name="Standard">
      <style:text-properties officeooo:rsid="001669a4" officeooo:paragraph-rsid="001669a4"/>
    </style:style>
    <style:style style:name="P9" style:family="paragraph" style:parent-style-name="Standard">
      <style:text-properties officeooo:rsid="001669a4" officeooo:paragraph-rsid="001744fa"/>
    </style:style>
    <style:style style:name="P10" style:family="paragraph" style:parent-style-name="Standard">
      <style:text-properties officeooo:rsid="0016cdf0" officeooo:paragraph-rsid="0016cdf0"/>
    </style:style>
    <style:style style:name="P11" style:family="paragraph" style:parent-style-name="Standard">
      <style:text-properties officeooo:rsid="0014c4b4" officeooo:paragraph-rsid="0014c4b4"/>
    </style:style>
    <style:style style:name="P12" style:family="paragraph" style:parent-style-name="Standard">
      <style:text-properties officeooo:rsid="001868a4" officeooo:paragraph-rsid="001868a4"/>
    </style:style>
    <style:style style:name="T1" style:family="text">
      <style:text-properties officeooo:rsid="0014c4b4"/>
    </style:style>
    <style:style style:name="T2" style:family="text">
      <style:text-properties officeooo:rsid="0016cdf0"/>
    </style:style>
    <style:style style:name="T3" style:family="text">
      <style:text-properties officeooo:rsid="001744fa"/>
    </style:style>
    <style:style style:name="T4" style:family="text">
      <style:text-properties officeooo:rsid="001822f8"/>
    </style:style>
    <style:style style:name="T5" style:family="text">
      <style:text-properties officeooo:rsid="0018a039"/>
    </style:style>
    <style:style style:name="T6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UESTIONES Xpath</text:p>
      <text:p text:style-name="P4"/>
      <text:p text:style-name="P2">1- ¿Qué es Xpath?</text:p>
      <text:p text:style-name="P8">XPath es una sintaxis para definir partes de un documento XML.</text:p>
      <text:p text:style-name="P8"/>
      <text:p text:style-name="P1">2- <text:s/><text:span text:style-name="T1">Sintaxis Xpath.</text:span></text:p>
      <text:p text:style-name="P8">Emplea expresiones de trayectoria o camino para seleccionar nodos o conjuntos de nodos. <text:span text:style-name="T3">Emplea expresiones para navegar los documentos, conteniendo funciones especiales.</text:span></text:p>
      <text:p text:style-name="P8"/>
      <text:p text:style-name="P3">3- En el siguiente documento indica los nodos:</text:p>
      <text:p text:style-name="P3"/>
      <table:table table:name="Tabla1" table:style-name="Tabla1">
        <table:table-column table:style-name="Tabla1.A"/>
        <table:table-row>
          <table:table-cell table:style-name="Tabla1.A1" office:value-type="string">
            <text:p text:style-name="Preformatted_20_Text"><text:span text:style-name="Source_20_Text"/></text:p>
            <text:p text:style-name="Preformatted_20_Text"><text:span text:style-name="Source_20_Text">&lt;reyes&gt;</text:span></text:p>
            <text:p text:style-name="Preformatted_20_Text"><text:span text:style-name="Source_20_Text"/></text:p>
            <text:p text:style-name="Preformatted_20_Text"><text:span text:style-name="Source_20_Text"><text:s text:c="2"/>&lt;acercade&gt;La Reina Victoria y sus descendientes&lt;/acercade&gt;</text:span></text:p>
            <text:p text:style-name="Preformatted_20_Text"><text:span text:style-name="Source_20_Text"/></text:p>
            <text:p text:style-name="Preformatted_20_Text"><text:span text:style-name="Source_20_Text"><text:s text:c="2"/>&lt;persona&gt;</text:span></text:p>
            <text:p text:style-name="Preformatted_20_Text"><text:span text:style-name="Source_20_Text"><text:s text:c="4"/>&lt;nombre&gt;Reina Victoria&lt;/nombre&gt;</text:span></text:p>
            <text:p text:style-name="Preformatted_20_Text"><text:span text:style-name="Source_20_Text"><text:s text:c="4"/>&lt;vida nacimiento="1819" pais="Reino Unido" muerte="1901" /&gt;</text:span></text:p>
            <text:p text:style-name="Preformatted_20_Text"><text:span text:style-name="Source_20_Text"><text:s text:c="4"/>&lt;monarca&gt;</text:span></text:p>
            <text:p text:style-name="Preformatted_20_Text"><text:span text:style-name="Source_20_Text"><text:s text:c="6"/>&lt;cargo&gt;Reina&lt;/cargo&gt;</text:span></text:p>
            <text:p text:style-name="Preformatted_20_Text"><text:span text:style-name="Source_20_Text"><text:s text:c="6"/>&lt;pais&gt;Reino Unido&lt;/pais&gt;</text:span></text:p>
            <text:p text:style-name="Preformatted_20_Text"><text:span text:style-name="Source_20_Text"><text:s text:c="4"/>&lt;/monarca&gt;</text:span></text:p>
            <text:p text:style-name="Preformatted_20_Text"><text:span text:style-name="Source_20_Text"><text:s text:c="2"/>&lt;/persona&gt;</text:span></text:p>
            <text:p text:style-name="Preformatted_20_Text"/>
            <text:p text:style-name="Preformatted_20_Text"><text:span text:style-name="Source_20_Text"><text:s text:c="2"/>&lt;persona&gt;</text:span></text:p>
            <text:p text:style-name="Preformatted_20_Text"><text:span text:style-name="Source_20_Text"><text:s text:c="4"/>&lt;nombre&gt;Emperatriz Victoria&lt;/nombre&gt;</text:span></text:p>
            <text:p text:style-name="Preformatted_20_Text"><text:span text:style-name="Source_20_Text"><text:s text:c="4"/>&lt;vida nacimiento="1840" pais="Reino Unido" muerte="1901" /&gt;</text:span></text:p>
            <text:p text:style-name="Preformatted_20_Text"><text:span text:style-name="Source_20_Text"><text:s text:c="4"/>&lt;monarca&gt;</text:span></text:p>
            <text:p text:style-name="Preformatted_20_Text"><text:span text:style-name="Source_20_Text"><text:s text:c="6"/>&lt;cargo&gt;Emperatriz&lt;/cargo&gt;</text:span></text:p>
            <text:p text:style-name="Preformatted_20_Text"><text:span text:style-name="Source_20_Text"><text:s text:c="6"/>&lt;pais&gt;Alemania&lt;/pais&gt;</text:span></text:p>
            <text:p text:style-name="Preformatted_20_Text"><text:span text:style-name="Source_20_Text"><text:s text:c="4"/>&lt;/monarca&gt;</text:span></text:p>
            <text:p text:style-name="Preformatted_20_Text"><text:span text:style-name="Source_20_Text"><text:s text:c="2"/>&lt;/persona&gt; </text:span></text:p>
            <text:p text:style-name="Preformatted_20_Text"/>
            <text:p text:style-name="Preformatted_20_Text"><text:span text:style-name="Source_20_Text"><text:s text:c="2"/>&lt;persona&gt;</text:span></text:p>
            <text:p text:style-name="Preformatted_20_Text"><text:span text:style-name="Source_20_Text"><text:s text:c="4"/>&lt;nombre&gt;Guillermo II&lt;/nombre&gt;</text:span></text:p>
            <text:p text:style-name="Preformatted_20_Text"><text:span text:style-name="Source_20_Text"><text:s text:c="4"/>&lt;vida nacimiento="1859" pais="Alemania" muerte="1941" /&gt;</text:span></text:p>
            <text:p text:style-name="Preformatted_20_Text"><text:span text:style-name="Source_20_Text"><text:s text:c="4"/>&lt;monarca&gt;</text:span></text:p>
            <text:p text:style-name="Preformatted_20_Text"><text:span text:style-name="Source_20_Text"><text:s text:c="6"/>&lt;cargo&gt;Emperador&lt;/cargo&gt;</text:span></text:p>
            <text:p text:style-name="Preformatted_20_Text"><text:span text:style-name="Source_20_Text"><text:s text:c="6"/>&lt;pais&gt;Alemania&lt;/pais&gt;</text:span></text:p>
            <text:p text:style-name="Preformatted_20_Text"><text:span text:style-name="Source_20_Text"><text:s text:c="4"/>&lt;/monarca&gt;</text:span></text:p>
            <text:p text:style-name="Preformatted_20_Text"><text:span text:style-name="Source_20_Text"><text:s text:c="2"/>&lt;/persona&gt;</text:span></text:p>
            <text:p text:style-name="P6"><text:span text:style-name="Source_20_Text">&lt;/reyes&gt;</text:span></text:p>
          </table:table-cell>
        </table:table-row>
      </table:table>
      <text:p text:style-name="P1"/>
      <text:p text:style-name="P3">a) <text:s/>Nodo raíz.</text:p>
      <text:p text:style-name="P8"><text:span text:style-name="T2">Reyes</text:span></text:p>
      <text:p text:style-name="P8"/>
      <text:p text:style-name="P3">b) Hijos del nodo raíz.</text:p>
      <text:p text:style-name="P10">acercade</text:p>
      <text:p text:style-name="P10">persona</text:p>
      <text:p text:style-name="P10"/>
      <text:p text:style-name="P3">c) Hijos de persona.</text:p>
      <text:p text:style-name="P10">nombre</text:p>
      <text:p text:style-name="P10">vida</text:p>
      <text:p text:style-name="P10">monarca</text:p>
      <text:p text:style-name="P10"/>
      <text:p text:style-name="P3"><text:soft-page-break/>d) Hijos de monarca.</text:p>
      <text:p text:style-name="P10">cargo</text:p>
      <text:p text:style-name="P10">pais</text:p>
      <text:p text:style-name="P10"/>
      <text:p text:style-name="P3">e) Hermanos del elemento nombre.</text:p>
      <text:p text:style-name="P10">Vida</text:p>
      <text:p text:style-name="P10">monarca</text:p>
      <text:p text:style-name="P3"/>
      <text:p text:style-name="P3">f) Descendientes de persona.</text:p>
      <text:p text:style-name="P10">nombre</text:p>
      <text:p text:style-name="P10">vida</text:p>
      <text:p text:style-name="P10">monarca</text:p>
      <text:p text:style-name="P10">cargo</text:p>
      <text:p text:style-name="P10">pais</text:p>
      <text:p text:style-name="P10"/>
      <text:p text:style-name="P4">g) Atributos del elemento vida.</text:p>
      <text:p text:style-name="P10">nacimiento </text:p>
      <text:p text:style-name="P10">pais</text:p>
      <text:p text:style-name="P10">muerte</text:p>
      <text:p text:style-name="P10"/>
      <text:p text:style-name="P4">h) Hijos de país.</text:p>
      <text:p text:style-name="P10">No tiene hijos</text:p>
      <text:p text:style-name="P10"/>
      <text:p text:style-name="P10"/>
      <text:p text:style-name="P4">5) Indica las rutas de selección de nodos.</text:p>
      <text:p text:style-name="P9">/ → Selecciona desde el nodo raíz <text:span text:style-name="T4">(hay que ir nodo por nodo)</text:span></text:p>
      <text:p text:style-name="P9">// → Selecciona <text:span text:style-name="T4">los </text:span>nodos <text:span text:style-name="T4">de la raíz (se salta la raíz)</text:span></text:p>
      <text:p text:style-name="P9">. → Selecciona el nodo actual</text:p>
      <text:p text:style-name="P9">.. → Selecciona el nodo padre del nodo actual</text:p>
      <text:p text:style-name="P9">@ → Selecciona atributos</text:p>
      <text:p text:style-name="P9">text() → Selecciona el contenido del elemento (texto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nombre de personas que murieron en 1901</text:p>
      <text:p text:style-name="P12">//persona/vida[@muerte=1901]/../nombre</text:p>
      <text:p text:style-name="P12">//vida[@muerte=1901]/../nombre</text:p>
      <text:p text:style-name="P12">//<text:span text:style-name="T5">persona[vida[@muerte=1901]]/nombr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9T18:11:17.436000000</meta:creation-date>
    <dc:date>2023-03-13T13:13:13.406238884</dc:date>
    <meta:editing-duration>PT30M48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2" meta:paragraph-count="71" meta:word-count="225" meta:character-count="1774" meta:non-whitespace-character-count="1518"/>
  </office:meta>
</office:document-meta>
</file>